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EncoderMethodReturnValueHandler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coderMethodReturnValueHandler.handleEncodedContent( Flux &lt; DataBuffer &gt; encodedContent , MethodParameter returnType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EncoderMethodReturnValueHandler.handleNoContent( MethodParameter returnType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EncoderMethodReturnValueHandler.TestEncoderMethodReturnValueHandler( List &lt; Encoder &lt; ? &gt; &gt; encoders , ReactiveAdap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coderMethodReturnValueHandler.getContentAsSt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